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o" svg:font-family="la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a12a1" officeooo:paragraph-rsid="000a12a1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TakaoPGothic" fo:font-size="12pt" officeooo:rsid="000a12a1" officeooo:paragraph-rsid="000a12a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akaoPGothic" fo:font-size="12pt" officeooo:paragraph-rsid="000ba08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akaoPGothic" fo:font-size="12pt" officeooo:rsid="000aa69a" officeooo:paragraph-rsid="000aa69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akaoPGothic" fo:font-size="12pt" officeooo:rsid="000aa69a" officeooo:paragraph-rsid="000ba08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akaoPGothic" fo:font-size="12pt" officeooo:rsid="000ba08d" officeooo:paragraph-rsid="000ba08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akaoPGothic" fo:font-size="12pt" officeooo:rsid="000d8919" officeooo:paragraph-rsid="000d8919" style:font-size-asian="12pt" style:font-size-complex="12pt"/>
    </style:style>
    <style:style style:name="T1" style:family="text">
      <style:text-properties officeooo:rsid="000a12a1"/>
    </style:style>
    <style:style style:name="T2" style:family="text">
      <style:text-properties fo:font-variant="normal" fo:text-transform="none" fo:color="#11324d" fo:letter-spacing="normal" fo:font-style="normal" fo:font-weight="normal"/>
    </style:style>
    <style:style style:name="T3" style:family="text">
      <style:text-properties fo:font-variant="normal" fo:text-transform="none" fo:color="#11324d" fo:letter-spacing="normal" fo:font-style="normal" fo:font-weight="normal" officeooo:rsid="000a12a1"/>
    </style:style>
    <style:style style:name="T4" style:family="text">
      <style:text-properties fo:font-variant="normal" fo:text-transform="none" fo:color="#11324d" fo:letter-spacing="normal" fo:font-style="normal" fo:font-weight="normal" officeooo:rsid="000aa69a"/>
    </style:style>
    <style:style style:name="T5" style:family="text">
      <style:text-properties fo:font-variant="normal" fo:text-transform="none" fo:color="#11324d" fo:letter-spacing="normal" fo:font-style="normal" fo:font-weight="normal" officeooo:rsid="000ba08d"/>
    </style:style>
    <style:style style:name="T6" style:family="text">
      <style:text-properties fo:font-variant="normal" fo:text-transform="none" fo:color="#11324d" fo:letter-spacing="normal" fo:font-style="normal" fo:font-weight="normal" officeooo:rsid="000d8919"/>
    </style:style>
    <style:style style:name="T7" style:family="text">
      <style:text-properties fo:font-variant="normal" fo:text-transform="none" fo:color="#11324d" fo:letter-spacing="normal" fo:font-style="normal" fo:font-weight="normal" officeooo:rsid="000e4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keneo</text:p>
      <text:p text:style-name="P2"/>
      <text:p text:style-name="P3"><text:span text:style-name="T1">Akeneo est une entreprise de création de logiciels PIM (ou </text:span><text:span text:style-name="T2">Product Information Management</text:span><text:span text:style-name="T3">)</text:span></text:p>
      <text:p text:style-name="P3"><text:span text:style-name="T3"/></text:p>
      <text:p text:style-name="P3"><text:span text:style-name="T3"><text:s/>qui a vu le jour en 2013 et qui a été crée par quatre personnes trois francais </text:span><text:span text:style-name="T4">et un américain nommé Yoav Kutner et comptant15 employés en 2015.</text:span></text:p>
      <text:p text:style-name="P3"><text:span text:style-name="T4"/></text:p>
      <text:p text:style-name="P5"><text:span text:style-name="T3">L</text:span><text:span text:style-name="T2">a moyenne d’age des employés est de 32 ans. </text:span></text:p>
      <text:p text:style-name="P5"><text:span text:style-name="T2"/></text:p>
      <text:p text:style-name="P5"><text:span text:style-name="T2">L’entreprise comporte plusieurs métiers comme </text:span><text:span text:style-name="T5">par éxemple :</text:span><text:span text:style-name="T2"> responsable marketing, producteur, </text:span><text:span text:style-name="T5">responsable développement, vendeur,chef de projet ou bien developpeur.</text:span></text:p>
      <text:p text:style-name="P4"><text:span text:style-name="T2"/></text:p>
      <text:p text:style-name="P2"><text:span text:style-name="T2">Ces PIM servent a </text:span><text:span text:style-name="T5">gérer les informations sur des produits de manière centralisée pour <text:s/>assurer une distribution fiable et précise.</text:span></text:p>
      <text:p text:style-name="P2"><text:span text:style-name="T5"/></text:p>
      <text:p text:style-name="P6"><text:span text:style-name="T2">Les entreprises comme auchan peuvent avoir besoin de PIM pour la distributions de leur produits en ligne pour </text:span><text:span text:style-name="T6">par exemple :</text:span><text:span text:style-name="T2"> étiqueter chaque produit, préciser que les normes sont respectés </text:span><text:span text:style-name="T6">et</text:span><text:span text:style-name="T2"> détailler leur composition de manière concise.</text:span></text:p>
      <text:p text:style-name="P7"><text:span text:style-name="T5"/></text:p>
      <text:p text:style-name="P7"><text:span text:style-name="T2"><text:s/>Les directeurs de projets , responsables développements , et developpeurs s’occupent des logiciels comme par exemple les PIM.</text:span></text:p>
      <text:p text:style-name="P7"><text:span text:style-name="T2"/></text:p>
      <text:p text:style-name="P7"><text:span text:style-name="T2">Le metier que j’aimerait faire parmis ceux cités ci-dessus serait plutot développeur car j’aime beaucoup tout ce qui touche aux ordinateurs et programmation.</text:span></text:p>
      <text:p text:style-name="P7"><text:span text:style-name="T2"/></text:p>
      <text:p text:style-name="P7"><text:span text:style-name="T2">Le metier ou je ne me voit pas etre serait </text:span><text:span text:style-name="T7">responsable developpement car cela ne m’interesse p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o" svg:font-family="la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10:22:01.874840713</meta:creation-date>
    <dc:date>2017-12-18T11:50:12.953425753</dc:date>
    <meta:editing-duration>PT16M10S</meta:editing-duration>
    <meta:editing-cycles>1</meta:editing-cycles>
    <meta:document-statistic meta:table-count="0" meta:image-count="0" meta:object-count="0" meta:page-count="1" meta:paragraph-count="10" meta:word-count="185" meta:character-count="1199" meta:non-whitespace-character-count="1020"/>
    <meta:generator>LibreOffice/5.1.6.2$Linux_X86_64 LibreOffice_project/10m0$Build-2</meta:generator>
  </office:meta>
</office:document-meta>
</file>